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975cm" fo:min-width="2.625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svg:stroke-color="#000000" draw:fill="none" draw:fill-color="#ffffff" fo:min-height="2.72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style:font-name="Lucida Console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Lucida Console"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4pt" style:font-size-asian="4pt" style:font-size-complex="4pt"/>
    </style:style>
    <style:style style:name="P9" style:family="paragraph">
      <loext:graphic-properties draw:fill="none" draw:fill-color="#ffffff"/>
      <style:text-properties fo:font-size="4pt" style:font-size-asian="4pt" style:font-size-complex="4pt"/>
    </style:style>
    <style:style style:name="P10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ucida Console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25cm" svg:height="3.225cm" svg:x="5cm" svg:y="1.6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0.569cm" svg:x="4.775cm" svg:y="2.956cm">
          <draw:text-box>
            <text:p text:style-name="P2"><text:span text:style-name="T1">BCD</text:span></text:p>
          </draw:text-box>
        </draw:frame>
        <draw:frame draw:style-name="gr3" draw:text-style-name="P5" draw:layer="layout" svg:width="2.825cm" svg:height="3.375cm" svg:x="5.9cm" svg:y="1.575cm">
          <draw:text-box>
            <text:p text:style-name="P4"><text:span text:style-name="T2">0 - 1000000</text:span></text:p>
            <text:p text:style-name="P4"><text:span text:style-name="T2">1 - 1111001</text:span></text:p>
            <text:p text:style-name="P4"><text:span text:style-name="T2">2 - 0100100</text:span></text:p>
            <text:p text:style-name="P4"><text:span text:style-name="T2">3 - 0110000</text:span></text:p>
            <text:p text:style-name="P4"><text:span text:style-name="T2">4 - 0011001</text:span></text:p>
            <text:p text:style-name="P4"><text:span text:style-name="T2">5 - 0010010</text:span></text:p>
            <text:p text:style-name="P4"><text:span text:style-name="T2">6 - 0000010</text:span></text:p>
            <text:p text:style-name="P4"><text:span text:style-name="T2">7 - 1111000</text:span></text:p>
            <text:p text:style-name="P4"><text:span text:style-name="T2">8 - 0000000</text:span></text:p>
            <text:p text:style-name="P4"><text:span text:style-name="T2">9 - 0010000</text:span></text:p>
            <text:p text:style-name="P4"><text:span text:style-name="T2">U - 1111111</text:span></text:p>
          </draw:text-box>
        </draw:frame>
        <draw:frame draw:style-name="gr4" draw:text-style-name="P7" xml:id="id1" draw:id="id1" draw:layer="layout" svg:width="1.275cm" svg:height="0.645cm" svg:x="2.15cm" svg:y="2.916cm">
          <draw:text-box>
            <text:p text:style-name="P6"><text:span text:style-name="T3">BCD</text:span></text:p>
          </draw:text-box>
        </draw:frame>
        <draw:connector draw:style-name="gr5" draw:text-style-name="P1" draw:layer="layout" svg:x1="3.425cm" svg:y1="3.238cm" svg:x2="5cm" svg:y2="3.237cm" draw:start-shape="id1" draw:start-glue-point="1" draw:end-shape="id2" svg:d="M3425 3238h787v-1h788" svg:viewBox="0 0 1576 2">
          <text:p/>
        </draw:connector>
        <draw:line draw:style-name="gr6" draw:text-style-name="P1" draw:layer="layout" svg:x1="4.025cm" svg:y1="3.35cm" svg:x2="4.275cm" svg:y2="3.1cm">
          <text:p/>
        </draw:line>
        <draw:frame draw:style-name="gr4" draw:text-style-name="P9" draw:layer="layout" svg:width="0.45cm" svg:height="0.408cm" svg:x="3.875cm" svg:y="2.9cm">
          <draw:text-box>
            <text:p text:style-name="P8"><text:span text:style-name="T4">4</text:span></text:p>
          </draw:text-box>
        </draw:frame>
        <draw:frame draw:style-name="gr7" draw:text-style-name="P10" draw:layer="layout" svg:width="0.275cm" svg:height="0.2cm" svg:x="9.85cm" svg:y="2.275cm">
          <draw:text-box>
            <text:p/>
          </draw:text-box>
        </draw:frame>
        <draw:frame draw:style-name="gr8" draw:text-style-name="P7" xml:id="id3" draw:id="id3" draw:layer="layout" svg:width="3.901cm" svg:height="0.645cm" svg:x="9.337cm" svg:y="2.912cm">
          <draw:text-box>
            <text:p><text:span text:style-name="T3">sevenSegmentOutput</text:span></text:p>
          </draw:text-box>
        </draw:frame>
        <draw:connector draw:style-name="gr9" draw:text-style-name="P1" draw:layer="layout" svg:x1="8.125cm" svg:y1="3.237cm" svg:x2="9.337cm" svg:y2="3.234cm" draw:start-shape="id2" draw:start-glue-point="1" draw:end-shape="id3" draw:end-glue-point="3" svg:d="M8125 3237h606v-3h606" svg:viewBox="0 0 1213 4">
          <text:p/>
        </draw:connector>
        <draw:line draw:style-name="gr6" draw:text-style-name="P1" draw:layer="layout" svg:x1="8.525cm" svg:y1="3.325cm" svg:x2="8.75cm" svg:y2="3.1cm">
          <text:p/>
        </draw:line>
        <draw:frame draw:style-name="gr10" draw:text-style-name="P9" draw:layer="layout" svg:width="0.35cm" svg:height="0.408cm" svg:x="8.45cm" svg:y="2.9cm">
          <draw:text-box>
            <text:p text:style-name="P8"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14:20:03.692000000</meta:creation-date>
    <meta:generator>LibreOffice/5.0.4.2$Windows_x86 LibreOffice_project/2b9802c1994aa0b7dc6079e128979269cf95bc78</meta:generator>
    <dc:date>2018-04-15T14:44:28.596000000</dc:date>
    <meta:editing-duration>PT8M59S</meta:editing-duration>
    <meta:editing-cycles>1</meta:editing-cycles>
    <meta:document-statistic meta:object-count="12"/>
  </office:meta>
</office:document-meta>
</file>